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060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세계 유수의 연구기관에서 작성한 논문들을 읽고, 학습하고 싶다. 연구하기 원하는 분야는 다음과 같다. 머신 러닝, 컴퓨터 비전, 자율주행이다. 이를 위해 필요한 도구는 가장 기본적으로 코딩이다. 적어도 <text:span text:style-name="T1">c, python, java, octave는 원활하게 사용 할 수 있어야한다.</text:span></text:p>
      <text:p text:style-name="Standard"><text:s/>프랑스로의 유학을 위해서 영어와 불어 두 언어를 원활하게 사용하는 것이 필요하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05:00.003418000</meta:creation-date>
    <dc:date>2017-06-20T09:09:11.663461000</dc:date>
    <meta:editing-duration>PT4M12S</meta:editing-duration>
    <meta:editing-cycles>1</meta:editing-cycles>
    <meta:document-statistic meta:table-count="0" meta:image-count="0" meta:object-count="0" meta:page-count="1" meta:paragraph-count="2" meta:word-count="141" meta:character-count="203" meta:non-whitespace-character-count="157"/>
    <meta:generator>LibreOffice_Vanilla/5.2.3.5$MacOSX_X86_64 LibreOffice_project/83adc9c35c74e0badc710d981405858b1179a327</meta:generator>
  </office:meta>
</office:document-meta>
</file>